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2.2945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4" style:family="table-cell" style:parent-style-name="Default" style:data-style-name="N37">
      <style:table-cell-properties fo:background-color="#ff3838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 style:data-style-name="N37">
      <style:table-cell-properties fo:background-color="#ffff00"/>
      <style:text-properties fo:color="#c9211e"/>
    </style:style>
    <style:style style:name="ce6" style:family="table-cell" style:parent-style-name="Default" style:data-style-name="N48"/>
    <style:style style:name="ce3" style:family="table-cell" style:parent-style-name="Default">
      <style:table-cell-properties fo:background-color="#81aca6"/>
    </style:style>
    <style:style style:name="ce8" style:family="table-cell" style:parent-style-name="Default" style:data-style-name="N39">
      <style:text-properties style:font-name="Liberation Serif" style:font-name-asian="DejaVu Sans" style:font-name-complex="Noto Sans Arabic UI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2">
            <text:p>My daily learning tasks</text:p>
          </table:table-cell>
          <table:covered-table-cell table:number-columns-repeated="8"/>
        </table:table-row>
        <table:table-row table:style-name="ro1">
          <table:table-cell table:number-columns-repeated="2"/>
          <table:covered-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DSA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problem solving</text:p>
          </table:table-cell>
          <table:table-cell table:style-name="ce3" office:value-type="string" calcext:value-type="string">
            <text:p>task I did</text:p>
          </table:table-cell>
          <table:table-cell table:style-name="ce3" office:value-type="string" calcext:value-type="string">
            <text:p>task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6" office:value-type="date" office:date-value="2025-02-27" calcext:value-type="date">
            <text:p>25-02-27</text:p>
          </table:table-cell>
          <table:table-cell table:number-columns-repeated="3" table:style-name="ce8" office:value-type="string" calcext:value-type="string">
            <text:p>❌</text:p>
          </table:table-cell>
          <table:table-cell table:style-name="ce10" office:value-type="string" calcext:value-type="string">
            <text:p><text:a xlink:href="https://www.madeintext.com/text-symbols/" xlink:type="simple"> ✔</text:a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 office:value-type="date" office:date-value="2025-02-28" calcext:value-type="date">
            <text:p>25-02-28</text:p>
          </table:table-cell>
          <table:table-cell table:style-name="ce9"/>
          <table:table-cell table:number-columns-repeated="2"/>
          <table:table-cell table:style-name="ce10" office:value-type="string" calcext:value-type="string">
            <text:p><text:a xlink:href="https://www.madeintext.com/text-symbols/" xlink:type="simple"> ✔</text:a></text:p>
          </table:table-cell>
          <table:table-cell/>
          <table:table-cell table:style-name="ce17" office:value-type="string" calcext:value-type="string">
            <text:p>water level comtrol circu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25-03-01" calcext:value-type="date">
            <text:p>25-03-01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2" calcext:value-type="date">
            <text:p>25-03-02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3" calcext:value-type="date">
            <text:p>25-03-03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4" calcext:value-type="date">
            <text:p>25-03-04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5" calcext:value-type="date">
            <text:p>25-03-05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6" calcext:value-type="date">
            <text:p>25-03-06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7" calcext:value-type="date">
            <text:p>25-03-07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8" calcext:value-type="date">
            <text:p>25-03-08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09" calcext:value-type="date">
            <text:p>25-03-09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0" calcext:value-type="date">
            <text:p>25-03-10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1" calcext:value-type="date">
            <text:p>25-03-11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2" calcext:value-type="date">
            <text:p>25-03-12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3" calcext:value-type="date">
            <text:p>25-03-13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4" calcext:value-type="date">
            <text:p>25-03-14</text:p>
          </table:table-cell>
          <table:table-cell table:style-name="ce9"/>
          <table:table-cell table:number-columns-repeated="7"/>
        </table:table-row>
        <table:table-row table:style-name="ro3">
          <table:table-cell table:number-columns-repeated="2"/>
          <table:table-cell table:style-name="ce6" office:value-type="date" office:date-value="2025-03-15" calcext:value-type="date">
            <text:p>25-03-15</text:p>
          </table:table-cell>
          <table:table-cell table:style-name="ce9"/>
          <table:table-cell table:number-columns-repeated="5"/>
          <table:table-cell table:style-name="ce16" office:value-type="string" calcext:value-type="string">
            <text:p>World Robot Olympiad</text:p>
          </table:table-cell>
          <table:table-cell/>
        </table:table-row>
        <table:table-row table:style-name="ro4">
          <table:table-cell table:number-columns-repeated="2"/>
          <table:table-cell table:style-name="ce6" office:value-type="date" office:date-value="2025-03-16" calcext:value-type="date">
            <text:p>25-03-16</text:p>
          </table:table-cell>
          <table:table-cell table:style-name="ce9"/>
          <table:table-cell table:number-columns-repeated="5"/>
          <table:table-cell table:style-name="ce16" office:value-type="string" calcext:value-type="string">
            <text:p>Bangladesh 2025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03-17" calcext:value-type="date">
            <text:p>25-03-17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8" calcext:value-type="date">
            <text:p>25-03-18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ce6" office:value-type="date" office:date-value="2025-03-19" calcext:value-type="date">
            <text:p>25-03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0" calcext:value-type="date">
            <text:p>25-03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1" calcext:value-type="date">
            <text:p>25-03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2" calcext:value-type="date">
            <text:p>25-03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3" calcext:value-type="date">
            <text:p>25-03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4" calcext:value-type="date">
            <text:p>25-03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5" calcext:value-type="date">
            <text:p>25-03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6" calcext:value-type="date">
            <text:p>25-03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7" calcext:value-type="date">
            <text:p>25-03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8" calcext:value-type="date">
            <text:p>25-03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29" calcext:value-type="date">
            <text:p>25-03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30" calcext:value-type="date">
            <text:p>25-03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3-31" calcext:value-type="date">
            <text:p>25-03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1" calcext:value-type="date">
            <text:p>25-04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2" calcext:value-type="date">
            <text:p>25-04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3" calcext:value-type="date">
            <text:p>25-04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4" calcext:value-type="date">
            <text:p>25-04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5" calcext:value-type="date">
            <text:p>25-04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6" calcext:value-type="date">
            <text:p>25-04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7" calcext:value-type="date">
            <text:p>25-04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8" calcext:value-type="date">
            <text:p>25-04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09" calcext:value-type="date">
            <text:p>25-04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0" calcext:value-type="date">
            <text:p>25-04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1" calcext:value-type="date">
            <text:p>25-04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2" calcext:value-type="date">
            <text:p>25-04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3" calcext:value-type="date">
            <text:p>25-04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4" calcext:value-type="date">
            <text:p>25-04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5" calcext:value-type="date">
            <text:p>25-04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6" calcext:value-type="date">
            <text:p>25-04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7" calcext:value-type="date">
            <text:p>25-04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8" calcext:value-type="date">
            <text:p>25-04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19" calcext:value-type="date">
            <text:p>25-04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0" calcext:value-type="date">
            <text:p>25-04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1" calcext:value-type="date">
            <text:p>25-04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2" calcext:value-type="date">
            <text:p>25-04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3" calcext:value-type="date">
            <text:p>25-04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4" calcext:value-type="date">
            <text:p>25-04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5" calcext:value-type="date">
            <text:p>25-04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6" calcext:value-type="date">
            <text:p>25-04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7" calcext:value-type="date">
            <text:p>25-04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8" calcext:value-type="date">
            <text:p>25-04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29" calcext:value-type="date">
            <text:p>25-04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4-30" calcext:value-type="date">
            <text:p>25-04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1" calcext:value-type="date">
            <text:p>25-05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2" calcext:value-type="date">
            <text:p>25-05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3" calcext:value-type="date">
            <text:p>25-05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4" calcext:value-type="date">
            <text:p>25-05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5" calcext:value-type="date">
            <text:p>25-05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6" calcext:value-type="date">
            <text:p>25-05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7" calcext:value-type="date">
            <text:p>25-05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8" calcext:value-type="date">
            <text:p>25-05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09" calcext:value-type="date">
            <text:p>25-05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0" calcext:value-type="date">
            <text:p>25-05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1" calcext:value-type="date">
            <text:p>25-05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2" calcext:value-type="date">
            <text:p>25-05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3" calcext:value-type="date">
            <text:p>25-05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4" calcext:value-type="date">
            <text:p>25-05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5" calcext:value-type="date">
            <text:p>25-05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6" calcext:value-type="date">
            <text:p>25-05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7" calcext:value-type="date">
            <text:p>25-05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8" calcext:value-type="date">
            <text:p>25-05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19" calcext:value-type="date">
            <text:p>25-05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0" calcext:value-type="date">
            <text:p>25-05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1" calcext:value-type="date">
            <text:p>25-05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2" calcext:value-type="date">
            <text:p>25-05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3" calcext:value-type="date">
            <text:p>25-05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4" calcext:value-type="date">
            <text:p>25-05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5" calcext:value-type="date">
            <text:p>25-05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6" calcext:value-type="date">
            <text:p>25-05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7" calcext:value-type="date">
            <text:p>25-05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8" calcext:value-type="date">
            <text:p>25-05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29" calcext:value-type="date">
            <text:p>25-05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30" calcext:value-type="date">
            <text:p>25-05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5-31" calcext:value-type="date">
            <text:p>25-05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1" calcext:value-type="date">
            <text:p>25-06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2" calcext:value-type="date">
            <text:p>25-06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3" calcext:value-type="date">
            <text:p>25-06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4" calcext:value-type="date">
            <text:p>25-06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5" calcext:value-type="date">
            <text:p>25-06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6" calcext:value-type="date">
            <text:p>25-06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7" calcext:value-type="date">
            <text:p>25-06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8" calcext:value-type="date">
            <text:p>25-06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09" calcext:value-type="date">
            <text:p>25-06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0" calcext:value-type="date">
            <text:p>25-06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1" calcext:value-type="date">
            <text:p>25-06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2" calcext:value-type="date">
            <text:p>25-06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3" calcext:value-type="date">
            <text:p>25-06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4" calcext:value-type="date">
            <text:p>25-06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5" calcext:value-type="date">
            <text:p>25-06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6" calcext:value-type="date">
            <text:p>25-06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7" calcext:value-type="date">
            <text:p>25-06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8" calcext:value-type="date">
            <text:p>25-06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19" calcext:value-type="date">
            <text:p>25-06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0" calcext:value-type="date">
            <text:p>25-06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1" calcext:value-type="date">
            <text:p>25-06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2" calcext:value-type="date">
            <text:p>25-06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3" calcext:value-type="date">
            <text:p>25-06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4" calcext:value-type="date">
            <text:p>25-06-24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6" office:value-type="date" office:date-value="2025-06-25" calcext:value-type="date">
            <text:p>25-06-25</text:p>
          </table:table-cell>
          <table:table-cell table:number-columns-repeated="6"/>
          <table:table-cell table:style-name="ce19" office:value-type="string" calcext:value-type="string">
            <text:p><text:a xlink:href="http://emprise.cs.cornell.edu/rcareworld/challenge/" xlink:type="simple">http://emprise.cs.cornell.edu/rcareworld/challenge/</text:a> visit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06-26" calcext:value-type="date">
            <text:p>25-06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7" calcext:value-type="date">
            <text:p>25-06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8" calcext:value-type="date">
            <text:p>25-06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29" calcext:value-type="date">
            <text:p>25-06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6-30" calcext:value-type="date">
            <text:p>25-06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1" calcext:value-type="date">
            <text:p>25-07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2" calcext:value-type="date">
            <text:p>25-07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3" calcext:value-type="date">
            <text:p>25-07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4" calcext:value-type="date">
            <text:p>25-07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5" calcext:value-type="date">
            <text:p>25-07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6" calcext:value-type="date">
            <text:p>25-07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7" calcext:value-type="date">
            <text:p>25-07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8" calcext:value-type="date">
            <text:p>25-07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09" calcext:value-type="date">
            <text:p>25-07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0" calcext:value-type="date">
            <text:p>25-07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1" calcext:value-type="date">
            <text:p>25-07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2" calcext:value-type="date">
            <text:p>25-07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3" calcext:value-type="date">
            <text:p>25-07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4" calcext:value-type="date">
            <text:p>25-07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5" calcext:value-type="date">
            <text:p>25-07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6" calcext:value-type="date">
            <text:p>25-07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7" calcext:value-type="date">
            <text:p>25-07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8" calcext:value-type="date">
            <text:p>25-07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19" calcext:value-type="date">
            <text:p>25-07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0" calcext:value-type="date">
            <text:p>25-07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1" calcext:value-type="date">
            <text:p>25-07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2" calcext:value-type="date">
            <text:p>25-07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3" calcext:value-type="date">
            <text:p>25-07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4" calcext:value-type="date">
            <text:p>25-07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5" calcext:value-type="date">
            <text:p>25-07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6" calcext:value-type="date">
            <text:p>25-07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7" calcext:value-type="date">
            <text:p>25-07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8" calcext:value-type="date">
            <text:p>25-07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29" calcext:value-type="date">
            <text:p>25-07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30" calcext:value-type="date">
            <text:p>25-07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7-31" calcext:value-type="date">
            <text:p>25-07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1" calcext:value-type="date">
            <text:p>25-08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2" calcext:value-type="date">
            <text:p>25-08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3" calcext:value-type="date">
            <text:p>25-08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4" calcext:value-type="date">
            <text:p>25-08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5" calcext:value-type="date">
            <text:p>25-08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6" calcext:value-type="date">
            <text:p>25-08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7" calcext:value-type="date">
            <text:p>25-08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8" calcext:value-type="date">
            <text:p>25-08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09" calcext:value-type="date">
            <text:p>25-08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0" calcext:value-type="date">
            <text:p>25-08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1" calcext:value-type="date">
            <text:p>25-08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2" calcext:value-type="date">
            <text:p>25-08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3" calcext:value-type="date">
            <text:p>25-08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4" calcext:value-type="date">
            <text:p>25-08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5" calcext:value-type="date">
            <text:p>25-08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6" calcext:value-type="date">
            <text:p>25-08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7" calcext:value-type="date">
            <text:p>25-08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8" calcext:value-type="date">
            <text:p>25-08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19" calcext:value-type="date">
            <text:p>25-08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0" calcext:value-type="date">
            <text:p>25-08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1" calcext:value-type="date">
            <text:p>25-08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2" calcext:value-type="date">
            <text:p>25-08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3" calcext:value-type="date">
            <text:p>25-08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4" calcext:value-type="date">
            <text:p>25-08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5" calcext:value-type="date">
            <text:p>25-08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6" calcext:value-type="date">
            <text:p>25-08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7" calcext:value-type="date">
            <text:p>25-08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8" calcext:value-type="date">
            <text:p>25-08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29" calcext:value-type="date">
            <text:p>25-08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30" calcext:value-type="date">
            <text:p>25-08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8-31" calcext:value-type="date">
            <text:p>25-08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1" calcext:value-type="date">
            <text:p>25-09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2" calcext:value-type="date">
            <text:p>25-09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3" calcext:value-type="date">
            <text:p>25-09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4" calcext:value-type="date">
            <text:p>25-09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5" calcext:value-type="date">
            <text:p>25-09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6" calcext:value-type="date">
            <text:p>25-09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7" calcext:value-type="date">
            <text:p>25-09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8" calcext:value-type="date">
            <text:p>25-09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09" calcext:value-type="date">
            <text:p>25-09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0" calcext:value-type="date">
            <text:p>25-09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1" calcext:value-type="date">
            <text:p>25-09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2" calcext:value-type="date">
            <text:p>25-09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3" calcext:value-type="date">
            <text:p>25-09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4" calcext:value-type="date">
            <text:p>25-09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5" calcext:value-type="date">
            <text:p>25-09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6" calcext:value-type="date">
            <text:p>25-09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7" calcext:value-type="date">
            <text:p>25-09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8" calcext:value-type="date">
            <text:p>25-09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19" calcext:value-type="date">
            <text:p>25-09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0" calcext:value-type="date">
            <text:p>25-09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1" calcext:value-type="date">
            <text:p>25-09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2" calcext:value-type="date">
            <text:p>25-09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3" calcext:value-type="date">
            <text:p>25-09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4" calcext:value-type="date">
            <text:p>25-09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5" calcext:value-type="date">
            <text:p>25-09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6" calcext:value-type="date">
            <text:p>25-09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7" calcext:value-type="date">
            <text:p>25-09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8" calcext:value-type="date">
            <text:p>25-09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29" calcext:value-type="date">
            <text:p>25-09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09-30" calcext:value-type="date">
            <text:p>25-09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1" calcext:value-type="date">
            <text:p>25-10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2" calcext:value-type="date">
            <text:p>25-10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3" calcext:value-type="date">
            <text:p>25-10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4" calcext:value-type="date">
            <text:p>25-10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5" calcext:value-type="date">
            <text:p>25-10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6" calcext:value-type="date">
            <text:p>25-10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7" calcext:value-type="date">
            <text:p>25-10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8" calcext:value-type="date">
            <text:p>25-10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09" calcext:value-type="date">
            <text:p>25-10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0" calcext:value-type="date">
            <text:p>25-10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1" calcext:value-type="date">
            <text:p>25-10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2" calcext:value-type="date">
            <text:p>25-10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3" calcext:value-type="date">
            <text:p>25-10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4" calcext:value-type="date">
            <text:p>25-10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5" calcext:value-type="date">
            <text:p>25-10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6" calcext:value-type="date">
            <text:p>25-10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7" calcext:value-type="date">
            <text:p>25-10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8" calcext:value-type="date">
            <text:p>25-10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19" calcext:value-type="date">
            <text:p>25-10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0" calcext:value-type="date">
            <text:p>25-10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1" calcext:value-type="date">
            <text:p>25-10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2" calcext:value-type="date">
            <text:p>25-10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3" calcext:value-type="date">
            <text:p>25-10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4" calcext:value-type="date">
            <text:p>25-10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5" calcext:value-type="date">
            <text:p>25-10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6" calcext:value-type="date">
            <text:p>25-10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7" calcext:value-type="date">
            <text:p>25-10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8" calcext:value-type="date">
            <text:p>25-10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29" calcext:value-type="date">
            <text:p>25-10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30" calcext:value-type="date">
            <text:p>25-10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0-31" calcext:value-type="date">
            <text:p>25-10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1" calcext:value-type="date">
            <text:p>25-11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2" calcext:value-type="date">
            <text:p>25-11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3" calcext:value-type="date">
            <text:p>25-11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4" calcext:value-type="date">
            <text:p>25-11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5" calcext:value-type="date">
            <text:p>25-11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6" calcext:value-type="date">
            <text:p>25-11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7" calcext:value-type="date">
            <text:p>25-11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8" calcext:value-type="date">
            <text:p>25-11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09" calcext:value-type="date">
            <text:p>25-11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0" calcext:value-type="date">
            <text:p>25-11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1" calcext:value-type="date">
            <text:p>25-11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2" calcext:value-type="date">
            <text:p>25-11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3" calcext:value-type="date">
            <text:p>25-11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4" calcext:value-type="date">
            <text:p>25-11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5" calcext:value-type="date">
            <text:p>25-11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6" calcext:value-type="date">
            <text:p>25-11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7" calcext:value-type="date">
            <text:p>25-11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8" calcext:value-type="date">
            <text:p>25-11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19" calcext:value-type="date">
            <text:p>25-11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0" calcext:value-type="date">
            <text:p>25-11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1" calcext:value-type="date">
            <text:p>25-11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2" calcext:value-type="date">
            <text:p>25-11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3" calcext:value-type="date">
            <text:p>25-11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4" calcext:value-type="date">
            <text:p>25-11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5" calcext:value-type="date">
            <text:p>25-11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6" calcext:value-type="date">
            <text:p>25-11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7" calcext:value-type="date">
            <text:p>25-11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8" calcext:value-type="date">
            <text:p>25-11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1-29" calcext:value-type="date">
            <text:p>25-11-29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6" office:value-type="date" office:date-value="2025-11-30" calcext:value-type="date">
            <text:p>25-11-30</text:p>
          </table:table-cell>
          <table:table-cell table:number-columns-repeated="6"/>
          <table:table-cell table:style-name="ce10" office:value-type="string" calcext:value-type="string">
            <text:p>Techfest 2025 search</text:p>
          </table:table-cell>
          <table:table-cell/>
        </table:table-row>
        <table:table-row table:style-name="ro6">
          <table:table-cell table:number-columns-repeated="2"/>
          <table:table-cell table:style-name="ce6" office:value-type="date" office:date-value="2025-12-01" calcext:value-type="date">
            <text:p>25-12-01</text:p>
          </table:table-cell>
          <table:table-cell table:number-columns-repeated="6"/>
          <table:table-cell table:style-name="ce10" office:value-type="string" calcext:value-type="string">
            <text:p>National Robotics Championship 2025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12-02" calcext:value-type="date">
            <text:p>25-12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3" calcext:value-type="date">
            <text:p>25-12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4" calcext:value-type="date">
            <text:p>25-12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5" calcext:value-type="date">
            <text:p>25-12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6" calcext:value-type="date">
            <text:p>25-12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7" calcext:value-type="date">
            <text:p>25-12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8" calcext:value-type="date">
            <text:p>25-12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09" calcext:value-type="date">
            <text:p>25-12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0" calcext:value-type="date">
            <text:p>25-12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1" calcext:value-type="date">
            <text:p>25-12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2" calcext:value-type="date">
            <text:p>25-12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3" calcext:value-type="date">
            <text:p>25-12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4" calcext:value-type="date">
            <text:p>25-12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5" calcext:value-type="date">
            <text:p>25-12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6" calcext:value-type="date">
            <text:p>25-12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7" calcext:value-type="date">
            <text:p>25-12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8" calcext:value-type="date">
            <text:p>25-12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19" calcext:value-type="date">
            <text:p>25-12-1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" office:value-type="date" office:date-value="2025-12-20" calcext:value-type="date">
            <text:p>25-12-20</text:p>
          </table:table-cell>
          <table:table-cell table:number-columns-repeated="6"/>
          <table:table-cell table:style-name="ce10" office:value-type="string" calcext:value-type="string">
            <text:p>National Robotics Championship 2026 application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date" office:date-value="2025-12-21" calcext:value-type="date">
            <text:p>25-12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2" calcext:value-type="date">
            <text:p>25-12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3" calcext:value-type="date">
            <text:p>25-12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4" calcext:value-type="date">
            <text:p>25-12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5" calcext:value-type="date">
            <text:p>25-12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6" calcext:value-type="date">
            <text:p>25-12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7" calcext:value-type="date">
            <text:p>25-12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8" calcext:value-type="date">
            <text:p>25-12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29" calcext:value-type="date">
            <text:p>25-12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30" calcext:value-type="date">
            <text:p>25-12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5-12-31" calcext:value-type="date">
            <text:p>25-12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1" calcext:value-type="date">
            <text:p>26-01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2" calcext:value-type="date">
            <text:p>26-01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3" calcext:value-type="date">
            <text:p>26-01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4" calcext:value-type="date">
            <text:p>26-01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5" calcext:value-type="date">
            <text:p>26-01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6" calcext:value-type="date">
            <text:p>26-01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7" calcext:value-type="date">
            <text:p>26-01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8" calcext:value-type="date">
            <text:p>26-01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09" calcext:value-type="date">
            <text:p>26-01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0" calcext:value-type="date">
            <text:p>26-01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1" calcext:value-type="date">
            <text:p>26-01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2" calcext:value-type="date">
            <text:p>26-01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3" calcext:value-type="date">
            <text:p>26-01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4" calcext:value-type="date">
            <text:p>26-01-1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date" office:date-value="2026-01-15" calcext:value-type="date">
            <text:p>26-01-15</text:p>
          </table:table-cell>
          <table:table-cell table:number-columns-repeated="4"/>
          <table:table-cell table:style-name="ce10" office:value-type="string" calcext:value-type="string">
            <text:p><text:s/>INFOMATRIX-ASIA 2025 application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26-01-16" calcext:value-type="date">
            <text:p>26-01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7" calcext:value-type="date">
            <text:p>26-01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8" calcext:value-type="date">
            <text:p>26-01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19" calcext:value-type="date">
            <text:p>26-01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0" calcext:value-type="date">
            <text:p>26-01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1" calcext:value-type="date">
            <text:p>26-01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2" calcext:value-type="date">
            <text:p>26-01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3" calcext:value-type="date">
            <text:p>26-01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4" calcext:value-type="date">
            <text:p>26-01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5" calcext:value-type="date">
            <text:p>26-01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6" calcext:value-type="date">
            <text:p>26-01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7" calcext:value-type="date">
            <text:p>26-01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8" calcext:value-type="date">
            <text:p>26-01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29" calcext:value-type="date">
            <text:p>26-01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30" calcext:value-type="date">
            <text:p>26-01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1-31" calcext:value-type="date">
            <text:p>26-01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1" calcext:value-type="date">
            <text:p>26-02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2" calcext:value-type="date">
            <text:p>26-02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3" calcext:value-type="date">
            <text:p>26-02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4" calcext:value-type="date">
            <text:p>26-02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5" calcext:value-type="date">
            <text:p>26-02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6" calcext:value-type="date">
            <text:p>26-02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7" calcext:value-type="date">
            <text:p>26-02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8" calcext:value-type="date">
            <text:p>26-02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09" calcext:value-type="date">
            <text:p>26-02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0" calcext:value-type="date">
            <text:p>26-02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1" calcext:value-type="date">
            <text:p>26-02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2" calcext:value-type="date">
            <text:p>26-02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3" calcext:value-type="date">
            <text:p>26-02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4" calcext:value-type="date">
            <text:p>26-02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5" calcext:value-type="date">
            <text:p>26-02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6" calcext:value-type="date">
            <text:p>26-02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7" calcext:value-type="date">
            <text:p>26-02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8" calcext:value-type="date">
            <text:p>26-02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19" calcext:value-type="date">
            <text:p>26-02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20" calcext:value-type="date">
            <text:p>26-02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21" calcext:value-type="date">
            <text:p>26-02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22" calcext:value-type="date">
            <text:p>26-02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23" calcext:value-type="date">
            <text:p>26-02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date" office:date-value="2026-02-24" calcext:value-type="date">
            <text:p>26-02-24</text:p>
          </table:table-cell>
          <table:table-cell table:number-columns-repeated="8"/>
        </table:table-row>
        <table:table-row table:style-name="ro1" table:number-rows-repeated="104820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0"/>
      <number:text>.</number:text>
    </number:number-style>
    <number:date-style style:name="N130">
      <number:day number:calendar="jewish"/>
      <number:year number:calendar="jewish"/>
      <number:text>C 31,1999</number:text>
    </number:date-style>
    <number:date-style style:name="N131">
      <number:day number:calendar="jewish"/>
      <number:year number:calendar="jewish"/>
      <number:text>c 31,1999</number:text>
    </number:date-style>
    <number:number-style style:name="N132">
      <number:text>Oct 31,1999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07:31:52.049008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14:06.509353202</meta:creation-date>
    <meta:editing-duration>PT1H5M35S</meta:editing-duration>
    <meta:editing-cycles>5</meta:editing-cycles>
    <meta:generator>LibreOffice/24.2.7.2$Linux_X86_64 LibreOffice_project/420$Build-2</meta:generator>
    <dc:date>2025-03-01T07:35:36.837165538</dc:date>
    <meta:document-statistic meta:table-count="1" meta:cell-count="385" meta:object-count="0"/>
  </office:meta>
</office:document-meta>
</file>